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10.0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4.501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Единая Школа</text:p>
          </draw:text-box>
        </draw:frame>
        <draw:frame presentation:style-name="pr2" draw:layer="layout" svg:width="26cm" svg:height="4.5cm" svg:x="1cm" svg:y="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Что такое «Единая Школа»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2">
              <text:list-item>
                <text:p>Основной целью проекта является обединение всех электронных сервисов школы.</text:p>
              </text:list-item>
              <text:list-item>
                <text:p>Едина Школа будет выступать в роли хаба для сервисов и содержать самые необходимые инструменты для учителей, учеников и родителей.</text:p>
              </text:list-item>
              <text:list-item>
                <text:p>Единая Школа должна будет упростить информационную рабуту учителя.</text:p>
              </text:list-item>
              <text:list-item>
                <text:p>Структура Единой школы модульная, что позволет каждой школе использовать только то, что ей действительно нужно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Что будет для учителей?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Модуль Расписания — модуль для интеграции приложения создания расписаний с Единой Школой и использования для других модулей.</text:p>
              </text:list-item>
              <text:list-item>
                <text:p>Модуль Рассылки — модуль для массовой или точечной рассылки сообщений для учителей, учеников или родителей.</text:p>
              </text:list-item>
              <text:list-item>
                <text:p>Модуль Автоматизации — модуль для загрузки скриптов автоматизации для работы с сервисами подключёнными к Единой Школе.</text:p>
              </text:list-item>
              <text:list-item>
                <text:p>Модуль Голосований — модуль для проведения голосований среди участников Единой школы. Будет иметь тесную интеграцию с Модулем Рассылки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Что будет для учеников?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Модуль Журнала — интеграция электронного журнала с Единой Школой. Может быть использован с Модулем Автоматизации для учеников что-бы выводить часто используемую информацию из журнала на главной странице.</text:p>
              </text:list-item>
              <text:list-item>
                <text:p>Модуль Библиотеки — цыфровые версии учебников и книг из школьной библиотеки.</text:p>
              </text:list-item>
              <text:list-item>
                <text:p>Модуль Информации Столовой — информация о меню столовой и интеграция личного счёта учения для оплаты.</text:p>
              </text:list-item>
              <text:list-item>
                <text:p>Модуль Обратной Связи — ученик может написать учителю. Каждый учитель сам сможет настроить время приёма сообщений от учеников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Что будет для родителей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Родители имеют доступ к тем же модулям, что их дети, а также более гибкую систему, что бы следить за успеваемостью ученика. Так же родители могут состоять в группе для рассылки сообщений Модуля Рассылки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Что уже реализованно?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На данный момент реализован минимальный функционал Модуля Рассылки и Модуля Рассписания.</text:p>
              </text:list-item>
              <text:list-item>
                <text:p>Модуль Рассылки способен отправлять текстовые сообщения и изображения в мессенджер Телеграмм посредством бота.</text:p>
              </text:list-item>
              <text:list-item>
                <text:p>Модуль Рассписания способен читать расписания из ХроноГрафа в формате html и переводить в структуру языка программирования для дальнейшего использования в Единой Школе. Так же модуль способен генерировать изображение данного расписания в разных конфигурациях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Что реализуется в ближайшее время?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Использование Модуля Расписания и Модуля Рассылки для автоматизированной рассылки изменений уроков для учителей и учеников.</text:p>
              </text:list-item>
              <text:list-item>
                <text:p>Добавление в Модуль Рассылки интеграцию с «Сферум».</text:p>
              </text:list-item>
              <text:list-item>
                <text:p>Разбиение проекта на front-end (визуальная часть в виде сайта) и back-end (вся системная часть, отвечающая за интеграцию с школьными сервисами).</text:p>
              </text:list-item>
              <text:list-item>
                <text:p>Создание «proof of concept» (доказательство осуществимости проекта) в виде минимально работающей версии Единой Школы.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00:53.370287864</meta:creation-date>
    <meta:editing-duration>PT4H18M48S</meta:editing-duration>
    <meta:editing-cycles>2</meta:editing-cycles>
    <meta:generator>LibreOffice/7.6.5.2$Linux_X86_64 LibreOffice_project/60$Build-2</meta:generator>
    <dc:title>Blue Curve</dc:title>
    <dc:date>2024-03-14T01:19:41.192056949</dc:date>
    <meta:document-statistic meta:object-count="59"/>
  </office:meta>
</office:document-meta>
</file>